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202cm"/>
    </style:style>
    <style:style style:name="gr3" style:family="graphic" style:parent-style-name="standard">
      <style:graphic-properties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05cm" fo:min-width="5.391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851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6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37cm" fo:min-width="4.2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16cm" fo:min-width="3.6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8cm" fo:min-width="5.9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5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1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6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9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6.1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7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9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7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37" style:family="graphic" style:parent-style-name="objectwithoutfill">
      <style:graphic-properties draw:marker-start="Line_20_Arrow" draw:marker-end="Arrow" draw:marker-end-width="0.3cm" draw:fill="none" draw:textarea-vertical-align="middle"/>
    </style:style>
    <style:style style:name="gr38" style:family="graphic" style:parent-style-name="standard">
      <style:graphic-properties draw:marker-start="Square_20_unfilled" draw:marker-end="Double_20_Arrow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637cm"/>
    </style:style>
    <style:style style:name="gr40" style:family="graphic" style:parent-style-name="objectwithoutfill">
      <style:graphic-properties svg:stroke-color="#ff9900" draw:marker-end="Line_20_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.778cm" svg:x="2.27cm" svg:y="2.27cm">
          <text:p text:style-name="P1">c_MemoryCell.h</text:p>
          <text:p text:style-name="P1">Class</text:p>
        </draw:rect>
        <draw:frame draw:style-name="gr2" draw:text-style-name="P2" draw:layer="layout" svg:width="3.702cm" svg:height="0.759cm" svg:x="2.886cm" svg:y="1.384cm">
          <draw:text-box>
            <text:p><text:span text:style-name="T1">Inherits Nothing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6" draw:text-style-name="P3" draw:layer="layout" svg:width="5.891cm" svg:height="14.255cm" svg:x="2.217cm" svg:y="7.059cm">
          <draw:text-box>
            <text:p><text:span text:style-name="T3">pCellData</text:span></text:p>
            <text:p><text:span text:style-name="T3">pCellDataLC</text:span></text:p>
            <text:p><text:span text:style-name="T3">pGivenName</text:span></text:p>
            <text:p><text:span text:style-name="T3">pCellMiniDefinition</text:span></text:p>
            <text:p><text:span text:style-name="T3">pCellContractionLongFormFirst</text:span></text:p>
            <text:p><text:span text:style-name="T3">pCellContractionLongFormSecond</text:span></text:p>
            <text:p><text:span text:style-name="T3">pCossessiveRoot</text:span></text:p>
            <text:p><text:span text:style-name="T3">pPossessiveRootType</text:span></text:p>
            <text:p><text:span text:style-name="T3">pCellPurpose</text:span></text:p>
            <text:p><text:span text:style-name="T3">pWordType</text:span></text:p>
            <text:p><text:span text:style-name="T3">pWordTense</text:span></text:p>
            <text:p><text:span text:style-name="T3">pSecondaryType</text:span></text:p>
            <text:p><text:span text:style-name="T3">pAlternateType</text:span></text:p>
            <text:p><text:span text:style-name="T3">pGenderClass</text:span></text:p>
            <text:p><text:span text:style-name="T3">pIsRoot</text:span></text:p>
            <text:p><text:span text:style-name="T3">pIsSet(New Usage-Locked)</text:span></text:p>
            <text:p><text:span text:style-name="T3">pIsPluralPossessive</text:span></text:p>
            <text:p><text:span text:style-name="T3">pIsSingularPossessive</text:span></text:p>
            <text:p><text:span text:style-name="T3">pCellIsSingular</text:span></text:p>
            <text:p><text:span text:style-name="T3">pCellSingularForm</text:span></text:p>
            <text:p><text:span text:style-name="T3">pSingularLocation</text:span></text:p>
            <text:p><text:span text:style-name="T3">pNextVerb</text:span></text:p>
            <text:p><text:span text:style-name="T3">pNextNoun</text:span></text:p>
            <text:p><text:span text:style-name="T3">pToken</text:span></text:p>
            <text:p><text:span text:style-name="T3">pPointerToNextPattern</text:span></text:p>
            <text:p><text:span text:style-name="T3"/></text:p>
            <text:p><text:span text:style-name="T3">Multimap adjDescriptors</text:span></text:p>
            <text:p><text:span text:style-name="T3">MultiMap verbDescriptors</text:span></text:p>
            <text:p><text:span text:style-name="T3">MultiMap advDescriptors</text:span></text:p>
            <text:p><text:span text:style-name="T3"/></text:p>
            <text:p><text:span text:style-name="T3">Map RelatedNouns</text:span></text:p>
            <text:p><text:span text:style-name="T3"/></text:p>
            <text:p><text:span text:style-name="T3">MultiMap iterator mapIT</text:span></text:p>
            <text:p><text:span text:style-name="T3">MultiMap iterator strIT</text:span></text:p>
            <text:p><text:span text:style-name="T3"/></text:p>
            <text:p><text:span text:style-name="T3"/></text:p>
          </draw:text-box>
        </draw:frame>
        <draw:rect draw:style-name="gr7" draw:text-style-name="P1" draw:layer="layout" svg:width="6.35cm" svg:height="1.651cm" svg:x="12.43cm" svg:y="9.001cm">
          <text:p/>
        </draw:rect>
        <draw:frame draw:style-name="gr8" draw:text-style-name="P4" draw:layer="layout" svg:width="3.351cm" svg:height="1.123cm" svg:x="13.827cm" svg:y="9.2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9.89cm" svg:x2="12.303cm" svg:y2="9.89cm">
          <text:p/>
        </draw:line>
        <draw:custom-shape draw:style-name="gr10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0.652cm" svg:x2="15.351cm" svg:y2="12.43cm">
          <text:p/>
        </draw:line>
        <draw:frame draw:style-name="gr11" draw:text-style-name="P4" draw:layer="layout" svg:width="4.185cm" svg:height="1.123cm" svg:x="13.573cm" svg:y="13.212cm">
          <draw:text-box>
            <text:p><text:span text:style-name="T4">All access for outside</text:span></text:p>
            <text:p><text:span text:style-name="T4">Processes</text:span></text:p>
          </draw:text-box>
        </draw:frame>
        <draw:line draw:style-name="gr9" draw:text-style-name="P1" draw:layer="layout" svg:x1="18.018cm" svg:y1="13.7cm" svg:x2="20.59cm" svg:y2="13.7cm">
          <text:p/>
        </draw:line>
      </draw:page>
      <draw:page draw:name="page2" draw:style-name="dp1" draw:master-page-name="Default">
        <draw:rect draw:style-name="gr1" draw:text-style-name="P5" draw:layer="layout" svg:width="6.35cm" svg:height="1.778cm" svg:x="2.27cm" svg:y="2.27cm">
          <text:p text:style-name="P1"><text:span text:style-name="T5">c_Word.h</text:span></text:p>
          <text:p text:style-name="P1"><text:span text:style-name="T5">Class</text:span></text:p>
        </draw:rect>
        <draw:frame draw:style-name="gr2" draw:text-style-name="P2" draw:layer="layout" svg:width="3.702cm" svg:height="0.759cm" svg:x="2.886cm" svg:y="1.384cm">
          <draw:text-box>
            <text:p><text:span text:style-name="T1">Inherits Nothing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text-style-name="P6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12" draw:text-style-name="P3" draw:layer="layout" svg:width="5.87cm" svg:height="10.365cm" svg:x="2.217cm" svg:y="7.059cm">
          <draw:text-box>
            <text:p><text:span text:style-name="T3">String <text:s/>w_WordForm</text:span></text:p>
            <text:p><text:span text:style-name="T3">String <text:s/>w_WordFormLC</text:span></text:p>
            <text:p><text:span text:style-name="T3">String <text:s/>w_ContractionFormFirst</text:span></text:p>
            <text:p><text:span text:style-name="T3">String <text:s/>w_ContractionFormSecond</text:span></text:p>
            <text:p><text:span text:style-name="T3">String <text:s/>w_SingularForm</text:span></text:p>
            <text:p><text:span text:style-name="T3">String <text:s/>w_PluralRoot</text:span></text:p>
            <text:p><text:span text:style-name="T3">String <text:s/>w_SubWord</text:span></text:p>
            <text:p><text:span text:style-name="T3">String <text:s/>w_PossessiveRoot</text:span></text:p>
            <text:p><text:span text:style-name="T3">Bool <text:s text:c="3"/>w_IsContraction</text:span></text:p>
            <text:p><text:span text:style-name="T3">Bool <text:s text:c="3"/>w_IsPlural</text:span></text:p>
            <text:p><text:span text:style-name="T3">Bool <text:s text:c="3"/>w_SingularPossessive</text:span></text:p>
            <text:p><text:span text:style-name="T3">Bool <text:s text:c="3"/>w_PluralPossessive</text:span></text:p>
            <text:p><text:span text:style-name="T3">Int <text:s text:c="6"/>w_QuoteLocation</text:span></text:p>
            <text:p><text:span text:style-name="T3">Int <text:s text:c="6"/>w_WordTokens</text:span></text:p>
            <text:p><text:span text:style-name="T3">Char <text:s text:c="2"/>w_PossessiveRootType</text:span></text:p>
            <text:p><text:span text:style-name="T3">Char <text:s text:c="2"/>w_WordType</text:span></text:p>
            <text:p><text:span text:style-name="T3">Char <text:s text:c="2"/>w_GenderClass</text:span></text:p>
            <text:p><text:span text:style-name="T3">Char <text:s text:c="2"/>w_PluralWordFlag</text:span></text:p>
            <text:p><text:span text:style-name="T3">Char <text:s text:c="2"/>w_SecondaryType</text:span></text:p>
            <text:p><text:span text:style-name="T3">Char <text:s text:c="2"/>w_AlternateType</text:span></text:p>
            <text:p><text:span text:style-name="T3">Char <text:s text:c="2"/>w_WordTense</text:span></text:p>
            <text:p><text:span text:style-name="T3"/></text:p>
            <text:p><text:span text:style-name="T3">set&lt;string&gt; w_MiniDefinition</text:span></text:p>
            <text:p><text:span text:style-name="T3">set&lt;string&gt; w_Adjectives</text:span></text:p>
            <text:p><text:span text:style-name="T3">set&lt;string&gt; w_Adverbs</text:span></text:p>
            <text:p><text:span text:style-name="T3">set&lt;string&gt; w_RelatedNouns</text:span></text:p>
          </draw:text-box>
        </draw:frame>
        <draw:rect draw:style-name="gr7" draw:text-style-name="P1" draw:layer="layout" svg:width="6.35cm" svg:height="1.651cm" svg:x="12.43cm" svg:y="9.001cm">
          <text:p/>
        </draw:rect>
        <draw:frame draw:style-name="gr8" draw:text-style-name="P4" draw:layer="layout" svg:width="3.351cm" svg:height="1.123cm" svg:x="13.827cm" svg:y="9.2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9.89cm" svg:x2="12.303cm" svg:y2="9.89cm">
          <text:p/>
        </draw:line>
        <draw:custom-shape draw:style-name="gr10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0.652cm" svg:x2="15.351cm" svg:y2="12.43cm">
          <text:p/>
        </draw:line>
        <draw:frame draw:style-name="gr11" draw:text-style-name="P4" draw:layer="layout" svg:width="4.185cm" svg:height="1.123cm" svg:x="13.573cm" svg:y="13.212cm">
          <draw:text-box>
            <text:p><text:span text:style-name="T4">All access for outside</text:span></text:p>
            <text:p><text:span text:style-name="T4">Processes</text:span></text:p>
          </draw:text-box>
        </draw:frame>
        <draw:line draw:style-name="gr9" draw:text-style-name="P1" draw:layer="layout" svg:x1="18.018cm" svg:y1="13.7cm" svg:x2="20.59cm" svg:y2="13.7cm">
          <text:p/>
        </draw:line>
      </draw:page>
      <draw:page draw:name="page3" draw:style-name="dp1" draw:master-page-name="Default">
        <draw:rect draw:style-name="gr1" draw:text-style-name="P5" draw:layer="layout" svg:width="6.35cm" svg:height="1.778cm" svg:x="2.27cm" svg:y="2.27cm">
          <text:p text:style-name="P1"><text:span text:style-name="T5">c_Sentence.h</text:span></text:p>
          <text:p text:style-name="P1"><text:span text:style-name="T5">Class</text:span></text:p>
        </draw:rect>
        <draw:frame draw:style-name="gr13" draw:text-style-name="P2" draw:layer="layout" svg:width="4.316cm" svg:height="1.207cm" svg:x="2.886cm" svg:y="1.254cm">
          <draw:text-box>
            <text:p><text:span text:style-name="T1">Inherits c_Words.h</text:span></text:p>
            <text:p><text:span text:style-name="T6"><text:s text:c="12"/></text:span><text:span text:style-name="T6">See Page 2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text-style-name="P6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14" draw:text-style-name="P3" draw:layer="layout" svg:width="5.709cm" svg:height="14.255cm" svg:x="2.217cm" svg:y="7.059cm">
          <draw:text-box>
            <text:p><text:span text:style-name="T3">Int <text:s text:c="7"/>WordCount</text:span></text:p>
            <text:p><text:span text:style-name="T3">Int <text:s text:c="7"/>SubjectLocation</text:span></text:p>
            <text:p><text:span text:style-name="T3">Int <text:s text:c="7"/>IndirectObjectLocation</text:span></text:p>
            <text:p><text:span text:style-name="T3">Int <text:s text:c="7"/>AdverbLocation</text:span></text:p>
            <text:p><text:span text:style-name="T3">Int <text:s text:c="7"/>AdjectiveLocation</text:span></text:p>
            <text:p><text:span text:style-name="T3">Int <text:s text:c="7"/>SentenceDirection</text:span></text:p>
            <text:p><text:span text:style-name="T3">Int <text:s text:c="7"/>ConjunctionLocation</text:span></text:p>
            <text:p><text:span text:style-name="T3">Int <text:s text:c="7"/>NounCount</text:span></text:p>
            <text:p><text:span text:style-name="T3">Int <text:s text:c="7"/>VerbLocation</text:span></text:p>
            <text:p><text:span text:style-name="T3">Int <text:s text:c="7"/>NamePointer</text:span></text:p>
            <text:p><text:span text:style-name="T3">Int <text:s text:c="7"/>PrepositionPosition</text:span></text:p>
            <text:p><text:span text:style-name="T3">String <text:s text:c="2"/>OriginalString</text:span></text:p>
            <text:p><text:span text:style-name="T3">String <text:s text:c="2"/>Pattern</text:span></text:p>
            <text:p><text:span text:style-name="T3">String <text:s text:c="2"/>PreprocessedPattern</text:span></text:p>
            <text:p><text:span text:style-name="T3">String <text:s text:c="2"/>GistOfSentence</text:span></text:p>
            <text:p><text:span text:style-name="T3">String <text:s text:c="2"/>subGistOfSentence</text:span></text:p>
            <text:p><text:span text:style-name="T3">String <text:s text:c="2"/>SupportivePhrase</text:span></text:p>
            <text:p><text:span text:style-name="T3">String <text:s text:c="2"/>SecondSubject</text:span></text:p>
            <text:p><text:span text:style-name="T3">Int <text:s text:c="8"/>SecondSubjectLocation</text:span></text:p>
            <text:p><text:span text:style-name="T3">Char <text:s text:c="4"/>Punctuation</text:span></text:p>
            <text:p><text:span text:style-name="T3">Bool <text:s text:c="5"/>HasPunctuation</text:span></text:p>
            <text:p><text:span text:style-name="T3">Bool <text:s text:c="5"/>IsQuestion</text:span></text:p>
            <text:p><text:span text:style-name="T3">Bool <text:s text:c="5"/>HasContraction</text:span></text:p>
            <text:p><text:span text:style-name="T3">Bool <text:s text:c="5"/>HasPluralPronoun</text:span></text:p>
            <text:p><text:span text:style-name="T3">Bool <text:s text:c="5"/>HasGreetingWord</text:span></text:p>
            <text:p><text:span text:style-name="T3">Bool <text:s text:c="5"/>HasGenderReference</text:span></text:p>
            <text:p><text:span text:style-name="T3">Bool <text:s text:c="5"/>HasPreposition</text:span></text:p>
            <text:p><text:span text:style-name="T3">Bool <text:s text:c="5"/>HasDualSubjects</text:span></text:p>
            <text:p><text:span text:style-name="T3">Bool <text:s text:c="5"/>HasBeenUnderstood</text:span></text:p>
            <text:p><text:span text:style-name="T3">Bool <text:s text:c="5"/>HasGenderDeterminer</text:span></text:p>
            <text:p><text:span text:style-name="T3">Bool <text:s text:c="5"/>HasPronoun</text:span></text:p>
            <text:p><text:span text:style-name="T3">Int <text:s text:c="8"/>sDaysOld</text:span></text:p>
            <text:p><text:span text:style-name="T3">Int <text:s text:c="8"/>sUnderstandinglevel</text:span></text:p>
            <text:p><text:span text:style-name="T3"/></text:p>
            <text:p><text:span text:style-name="T3">map&lt;string,c_Word.h&gt; WordMap</text:span></text:p>
            <text:p><text:span text:style-name="T3"/></text:p>
          </draw:text-box>
        </draw:frame>
        <draw:rect draw:style-name="gr7" draw:text-style-name="P1" draw:layer="layout" svg:width="6.35cm" svg:height="1.651cm" svg:x="12.43cm" svg:y="9.001cm">
          <text:p/>
        </draw:rect>
        <draw:frame draw:style-name="gr8" draw:text-style-name="P4" draw:layer="layout" svg:width="3.351cm" svg:height="1.123cm" svg:x="13.827cm" svg:y="9.2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9.89cm" svg:x2="12.303cm" svg:y2="9.89cm">
          <text:p/>
        </draw:line>
        <draw:custom-shape draw:style-name="gr10" draw:text-style-name="P1" draw:layer="layout" svg:width="6.35cm" svg:height="2.54cm" svg:x="12.43cm" svg:y="12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0.652cm" svg:x2="15.351cm" svg:y2="12.43cm">
          <text:p/>
        </draw:line>
        <draw:frame draw:style-name="gr11" draw:text-style-name="P4" draw:layer="layout" svg:width="4.185cm" svg:height="1.123cm" svg:x="13.573cm" svg:y="13.212cm">
          <draw:text-box>
            <text:p><text:span text:style-name="T4">All access for outside</text:span></text:p>
            <text:p><text:span text:style-name="T4">Processes</text:span></text:p>
          </draw:text-box>
        </draw:frame>
        <draw:rect draw:style-name="gr7" draw:text-style-name="P1" draw:layer="layout" svg:width="6.35cm" svg:height="1.651cm" svg:x="12.43cm" svg:y="4.802cm">
          <text:p/>
        </draw:rect>
        <draw:frame draw:style-name="gr15" draw:text-style-name="P4" draw:layer="layout" svg:width="3.556cm" svg:height="1.361cm" svg:x="14.208cm" svg:y="4.937cm">
          <draw:text-box>
            <text:p><text:span text:style-name="T7">c_Words.h</text:span></text:p>
            <text:p><text:span text:style-name="T7"><text:s text:c="4"/></text:span><text:span text:style-name="T7">Class</text:span></text:p>
          </draw:text-box>
        </draw:frame>
        <draw:line draw:style-name="gr9" draw:text-style-name="P1" draw:layer="layout" svg:x1="15.351cm" svg:y1="9.001cm" svg:x2="15.351cm" svg:y2="6.461cm">
          <text:p/>
        </draw:line>
        <draw:line draw:style-name="gr9" draw:text-style-name="P1" draw:layer="layout" svg:x1="18.018cm" svg:y1="13.7cm" svg:x2="20.431cm" svg:y2="13.7cm">
          <text:p/>
        </draw:line>
      </draw:page>
      <draw:page draw:name="page4" draw:style-name="dp1" draw:master-page-name="Default">
        <draw:rect draw:style-name="gr1" draw:text-style-name="P5" draw:layer="layout" svg:width="6.35cm" svg:height="1.778cm" svg:x="2.27cm" svg:y="2.27cm">
          <text:p text:style-name="P1"><text:span text:style-name="T5">c_Lobes.h</text:span></text:p>
          <text:p text:style-name="P1"><text:span text:style-name="T5">Class</text:span></text:p>
        </draw:rect>
        <draw:frame draw:style-name="gr16" draw:text-style-name="P2" draw:layer="layout" svg:width="6.35cm" svg:height="1.585cm" svg:x="2.27cm" svg:y="1.254cm">
          <draw:text-box>
            <text:p><text:span text:style-name="T1">Inherits c_MemoryCell.h</text:span></text:p>
            <text:p><text:span text:style-name="T6"><text:s text:c="20"/></text:span><text:span text:style-name="T6">See Page 1</text:span></text:p>
          </draw:text-box>
        </draw:frame>
        <draw:rect draw:style-name="gr3" draw:text-style-name="P1" draw:layer="layout" svg:width="6.35cm" svg:height="16.51cm" svg:x="2.27cm" svg:y="6.08cm">
          <text:p/>
        </draw:rect>
        <draw:frame draw:style-name="gr4" draw:text-style-name="P6" draw:layer="layout" svg:width="4.9cm" svg:height="0.662cm" svg:x="2.397cm" svg:y="6.207cm">
          <draw:text-box>
            <text:p><text:span text:style-name="T2">Private Storage Containers</text:span></text:p>
          </draw:text-box>
        </draw:frame>
        <draw:line draw:style-name="gr5" draw:text-style-name="P1" draw:layer="layout" svg:x1="2.27cm" svg:y1="6.842cm" svg:x2="8.493cm" svg:y2="6.842cm">
          <text:p/>
        </draw:line>
        <draw:frame draw:style-name="gr17" draw:text-style-name="P3" draw:layer="layout" svg:width="6.484cm" svg:height="5.308cm" svg:x="2.217cm" svg:y="7.059cm">
          <draw:text-box>
            <text:p><text:span text:style-name="T3">UnorderedMap RightLobeMemoryMap</text:span></text:p>
            <text:p><text:span text:style-name="T3">UnorderedMap LeftLobeMemoryMap</text:span></text:p>
            <text:p><text:span text:style-name="T3"/></text:p>
            <text:p><text:span text:style-name="T3">UnorderedMap Iterator mapIT</text:span></text:p>
            <text:p><text:span text:style-name="T3">UnorderedMap iterator fileIT</text:span></text:p>
            <text:p><text:span text:style-name="T3"/></text:p>
            <text:p><text:span text:style-name="T3">Map RightLobeCellMap</text:span></text:p>
            <text:p><text:span text:style-name="T3">Map LeftLobeCellMap</text:span></text:p>
            <text:p><text:span text:style-name="T3">Map iterator CellMapIT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rect draw:style-name="gr7" draw:text-style-name="P1" draw:layer="layout" svg:width="6.35cm" svg:height="1.651cm" svg:x="12.43cm" svg:y="10.201cm">
          <text:p/>
        </draw:rect>
        <draw:frame draw:style-name="gr8" draw:text-style-name="P4" draw:layer="layout" svg:width="3.351cm" svg:height="1.123cm" svg:x="13.827cm" svg:y="10.475cm">
          <draw:text-box>
            <text:p><text:span text:style-name="T4">Public Functions</text:span></text:p>
            <text:p><text:span text:style-name="T4">Gets/Sets</text:span></text:p>
          </draw:text-box>
        </draw:frame>
        <draw:line draw:style-name="gr9" draw:text-style-name="P1" draw:layer="layout" svg:x1="8.747cm" svg:y1="11.09cm" svg:x2="12.303cm" svg:y2="11.09cm">
          <text:p/>
        </draw:line>
        <draw:custom-shape draw:style-name="gr10" draw:text-style-name="P1" draw:layer="layout" svg:width="6.35cm" svg:height="2.54cm" svg:x="12.43cm" svg:y="13.5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5.351cm" svg:y1="11.752cm" svg:x2="15.351cm" svg:y2="13.53cm">
          <text:p/>
        </draw:line>
        <draw:frame draw:style-name="gr11" draw:text-style-name="P4" draw:layer="layout" svg:width="4.185cm" svg:height="1.123cm" svg:x="13.573cm" svg:y="14.312cm">
          <draw:text-box>
            <text:p><text:span text:style-name="T4">All access for outside</text:span></text:p>
            <text:p><text:span text:style-name="T4">Processes</text:span></text:p>
          </draw:text-box>
        </draw:frame>
        <draw:rect draw:style-name="gr7" draw:text-style-name="P1" draw:layer="layout" svg:width="6.35cm" svg:height="1.651cm" svg:x="12.43cm" svg:y="7.38cm">
          <text:p/>
        </draw:rect>
        <draw:line draw:style-name="gr9" draw:text-style-name="P1" draw:layer="layout" svg:x1="15.351cm" svg:y1="10.201cm" svg:x2="15.351cm" svg:y2="8.931cm">
          <text:p/>
        </draw:line>
        <draw:rect draw:style-name="gr7" draw:text-style-name="P1" draw:layer="layout" svg:width="6.35cm" svg:height="1.651cm" svg:x="12.43cm" svg:y="1.403cm">
          <text:p/>
        </draw:rect>
        <draw:rect draw:style-name="gr7" draw:text-style-name="P1" draw:layer="layout" svg:width="6.35cm" svg:height="1.651cm" svg:x="12.43cm" svg:y="4.403cm">
          <text:p/>
        </draw:rect>
        <draw:frame draw:style-name="gr15" draw:text-style-name="P4" draw:layer="layout" svg:width="3.556cm" svg:height="1.361cm" svg:x="14.208cm" svg:y="4.537cm">
          <draw:text-box>
            <text:p><text:span text:style-name="T7">c_Words.h</text:span></text:p>
            <text:p><text:span text:style-name="T7"><text:s text:c="4"/></text:span><text:span text:style-name="T7">Class</text:span></text:p>
          </draw:text-box>
        </draw:frame>
        <draw:frame draw:style-name="gr18" draw:text-style-name="P4" draw:layer="layout" svg:width="4.318cm" svg:height="1.916cm" svg:x="13.446cm" svg:y="1.438cm">
          <draw:text-box>
            <text:p><text:span text:style-name="T7">c_MemoryCells.h</text:span></text:p>
            <text:p><text:span text:style-name="T7"><text:s text:c="8"/></text:span><text:span text:style-name="T7">Class</text:span></text:p>
          </draw:text-box>
        </draw:frame>
        <draw:frame draw:style-name="gr15" draw:text-style-name="P4" draw:layer="layout" svg:width="3.556cm" svg:height="1.361cm" svg:x="14.208cm" svg:y="7.538cm">
          <draw:text-box>
            <text:p><text:span text:style-name="T7">c_Sentence.h</text:span></text:p>
            <text:p><text:span text:style-name="T7"><text:s text:c="4"/></text:span><text:span text:style-name="T7">Class</text:span></text:p>
          </draw:text-box>
        </draw:frame>
        <draw:line draw:style-name="gr9" draw:text-style-name="P1" draw:layer="layout" svg:x1="15.351cm" svg:y1="7.301cm" svg:x2="15.351cm" svg:y2="6.031cm">
          <text:p/>
        </draw:line>
        <draw:line draw:style-name="gr9" draw:text-style-name="P1" draw:layer="layout" svg:x1="15.351cm" svg:y1="4.301cm" svg:x2="15.351cm" svg:y2="3.031cm">
          <text:p/>
        </draw:line>
        <draw:custom-shape draw:style-name="gr10" draw:text-style-name="P1" draw:layer="layout" svg:width="4.966cm" svg:height="5.08cm" svg:x="13.56cm" svg:y="17.6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2" draw:layer="layout" svg:width="5.087cm" svg:height="0.662cm" svg:x="2.886cm" svg:y="19.742cm">
          <draw:text-box>
            <text:p><text:span text:style-name="T2">MemoryCell File Read/Write</text:span></text:p>
          </draw:text-box>
        </draw:frame>
        <draw:line draw:style-name="gr9" draw:text-style-name="P1" draw:layer="layout" svg:x1="8.62cm" svg:y1="20.05cm" svg:x2="13.573cm" svg:y2="20.05cm">
          <text:p/>
        </draw:line>
        <draw:frame draw:style-name="gr20" draw:text-style-name="P2" draw:layer="layout" svg:width="3.918cm" svg:height="0.662cm" svg:x="14.081cm" svg:y="19.796cm">
          <draw:text-box>
            <text:p><text:span text:style-name="T2">File:LearnedData.dat</text:span></text:p>
          </draw:text-box>
        </draw:frame>
        <draw:line draw:style-name="gr9" draw:text-style-name="P1" draw:layer="layout" svg:x1="18.018cm" svg:y1="14.97cm" svg:x2="20.431cm" svg:y2="14.97cm">
          <text:p/>
        </draw:line>
        <draw:frame draw:style-name="gr21" draw:text-style-name="P2" draw:layer="layout" svg:width="4.604cm" svg:height="0.662cm" svg:x="3.178cm" svg:y="21.447cm">
          <draw:text-box>
            <text:p><text:span text:style-name="T2">Pattern Work Read/Write</text:span></text:p>
          </draw:text-box>
        </draw:frame>
        <draw:frame draw:style-name="gr22" draw:text-style-name="P2" draw:layer="layout" svg:width="5.197cm" svg:height="0.662cm" svg:x="13.439cm" svg:y="21.447cm">
          <draw:text-box>
            <text:p><text:span text:style-name="T2">File:PatternWorkLearned.dat</text:span></text:p>
          </draw:text-box>
        </draw:frame>
        <draw:line draw:style-name="gr9" draw:text-style-name="P1" draw:layer="layout" svg:x1="8.62cm" svg:y1="21.828cm" svg:x2="13.573cm" svg:y2="21.828cm">
          <text:p/>
        </draw:line>
        <draw:frame draw:style-name="gr23" draw:text-style-name="P2" draw:layer="layout" svg:width="3.698cm" svg:height="0.662cm" svg:x="3.286cm" svg:y="18.272cm">
          <draw:text-box>
            <text:p><text:span text:style-name="T2">File Version Control</text:span></text:p>
          </draw:text-box>
        </draw:frame>
        <draw:line draw:style-name="gr24" draw:text-style-name="P1" draw:layer="layout" svg:x1="8.62cm" svg:y1="18.653cm" svg:x2="13.446cm" svg:y2="18.653cm">
          <text:p/>
        </draw:line>
        <draw:frame draw:style-name="gr25" draw:text-style-name="P7" draw:layer="layout" svg:width="6.606cm" svg:height="0.603cm" svg:x="2.086cm" svg:y="4.137cm">
          <draw:text-box>
            <text:p><text:span text:style-name="T8">Primary function is to access Memory Cells</text:span></text:p>
          </draw:text-box>
        </draw:frame>
      </draw:page>
      <draw:page draw:name="page5" draw:style-name="dp1" draw:master-page-name="Default">
        <draw:line draw:style-name="gr24" draw:text-style-name="P1" draw:layer="layout" svg:x1="15.58cm" svg:y1="22.151cm" svg:x2="15.58cm" svg:y2="23.167cm">
          <text:p/>
        </draw:line>
        <draw:line draw:style-name="gr24" draw:text-style-name="P1" draw:layer="layout" svg:x1="15.58cm" svg:y1="19.951cm" svg:x2="15.58cm" svg:y2="20.967cm">
          <text:p/>
        </draw:line>
        <draw:line draw:style-name="gr24" draw:text-style-name="P1" draw:layer="layout" svg:x1="15.58cm" svg:y1="17.751cm" svg:x2="15.58cm" svg:y2="18.767cm">
          <text:p/>
        </draw:line>
        <draw:line draw:style-name="gr24" draw:text-style-name="P1" draw:layer="layout" svg:x1="15.58cm" svg:y1="15.551cm" svg:x2="15.58cm" svg:y2="16.567cm">
          <text:p/>
        </draw:line>
        <draw:line draw:style-name="gr24" draw:text-style-name="P1" draw:layer="layout" svg:x1="15.58cm" svg:y1="13.351cm" svg:x2="15.58cm" svg:y2="14.367cm">
          <text:p/>
        </draw:line>
        <draw:line draw:style-name="gr24" draw:text-style-name="P1" draw:layer="layout" svg:x1="15.58cm" svg:y1="11.251cm" svg:x2="15.58cm" svg:y2="12.267cm">
          <text:p/>
        </draw:line>
        <draw:line draw:style-name="gr24" draw:text-style-name="P1" draw:layer="layout" svg:x1="15.58cm" svg:y1="9.051cm" svg:x2="15.58cm" svg:y2="10.067cm">
          <text:p/>
        </draw:line>
        <draw:line draw:style-name="gr24" draw:text-style-name="P1" draw:layer="layout" svg:x1="15.58cm" svg:y1="6.951cm" svg:x2="15.58cm" svg:y2="7.967cm">
          <text:p/>
        </draw:line>
        <draw:line draw:style-name="gr24" draw:text-style-name="P1" draw:layer="layout" svg:x1="15.58cm" svg:y1="4.851cm" svg:x2="15.58cm" svg:y2="5.867cm">
          <text:p/>
        </draw:line>
        <draw:line draw:style-name="gr24" draw:text-style-name="P1" draw:layer="layout" svg:x1="15.58cm" svg:y1="2.651cm" svg:x2="15.58cm" svg:y2="3.667cm">
          <text:p/>
        </draw:line>
        <draw:rect draw:style-name="gr1" draw:text-style-name="P5" xml:id="id6" draw:id="id6" draw:layer="layout" svg:width="6.35cm" svg:height="1.778cm" svg:x="1.254cm" svg:y="2.27cm">
          <text:p text:style-name="P1"><text:span text:style-name="T5">c_MemoryCell.h</text:span></text:p>
        </draw:rect>
        <draw:frame draw:style-name="gr26" draw:text-style-name="P2" draw:layer="layout" svg:width="4.826cm" svg:height="1.077cm" svg:x="2.27cm" svg:y="1.254cm">
          <draw:text-box>
            <text:p><text:span text:style-name="T1">Stand Alone Classes</text:span></text:p>
            <text:p><text:span text:style-name="T6"><text:s text:c="20"/></text:span></text:p>
          </draw:text-box>
        </draw:frame>
        <draw:rect draw:style-name="gr7" draw:text-style-name="P1" draw:layer="layout" svg:width="6.35cm" svg:height="1.651cm" svg:x="12.43cm" svg:y="7.844cm">
          <text:p/>
        </draw:rect>
        <draw:custom-shape draw:style-name="gr10" draw:text-style-name="P1" draw:layer="layout" svg:width="6.35cm" svg:height="2.54cm" svg:x="1.889cm" svg:y="22.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4.185cm" svg:height="1.123cm" svg:x="3.546cm" svg:y="23.245cm">
          <draw:text-box>
            <text:p><text:span text:style-name="T4">All access from</text:span></text:p>
            <text:p><text:span text:style-name="T4"><text:s text:c="3"/></text:span><text:span text:style-name="T4">int main()</text:span></text:p>
          </draw:text-box>
        </draw:frame>
        <draw:rect draw:style-name="gr7" draw:text-style-name="P1" draw:layer="layout" svg:width="6.35cm" svg:height="1.651cm" svg:x="12.43cm" svg:y="5.78cm">
          <text:p/>
        </draw:rect>
        <draw:rect draw:style-name="gr7" draw:text-style-name="P1" xml:id="id4" draw:id="id4" draw:layer="layout" svg:width="6.35cm" svg:height="1.651cm" svg:x="12.43cm" svg:y="1.403cm">
          <text:p/>
        </draw:rect>
        <draw:rect draw:style-name="gr7" draw:text-style-name="P1" draw:layer="layout" svg:width="6.35cm" svg:height="1.651cm" svg:x="12.43cm" svg:y="3.603cm">
          <text:p/>
        </draw:rect>
        <draw:rect draw:style-name="gr1" draw:text-style-name="P5" xml:id="id2" draw:id="id2" draw:layer="layout" svg:width="6.35cm" svg:height="1.778cm" svg:x="1.254cm" svg:y="4.37cm">
          <text:p text:style-name="P1"><text:span text:style-name="T5">c_Word.h</text:span></text:p>
        </draw:rect>
        <draw:rect draw:style-name="gr1" draw:text-style-name="P5" xml:id="id3" draw:id="id3" draw:layer="layout" svg:width="6.35cm" svg:height="1.778cm" svg:x="1.254cm" svg:y="6.47cm">
          <text:p text:style-name="P1"><text:span text:style-name="T5">c2_Sentence.h</text:span></text:p>
        </draw:rect>
        <draw:rect draw:style-name="gr1" draw:text-style-name="P5" draw:layer="layout" svg:width="6.35cm" svg:height="1.778cm" svg:x="1.254cm" svg:y="8.57cm">
          <text:p text:style-name="P1"><text:span text:style-name="T5">Library.cpp</text:span></text:p>
        </draw:rect>
        <draw:rect draw:style-name="gr7" draw:text-style-name="P1" xml:id="id1" draw:id="id1" draw:layer="layout" svg:width="6.35cm" svg:height="1.651cm" svg:x="12.43cm" svg:y="10.002cm">
          <text:p/>
        </draw:rect>
        <draw:rect draw:style-name="gr7" draw:text-style-name="P1" draw:layer="layout" svg:width="6.35cm" svg:height="1.651cm" svg:x="12.43cm" svg:y="12.102cm">
          <text:p/>
        </draw:rect>
        <draw:rect draw:style-name="gr7" draw:text-style-name="P1" draw:layer="layout" svg:width="6.35cm" svg:height="1.651cm" svg:x="12.43cm" svg:y="14.203cm">
          <text:p/>
        </draw:rect>
        <draw:rect draw:style-name="gr7" draw:text-style-name="P1" draw:layer="layout" svg:width="6.35cm" svg:height="1.651cm" svg:x="12.43cm" svg:y="16.503cm">
          <text:p/>
        </draw:rect>
        <draw:rect draw:style-name="gr7" draw:text-style-name="P1" draw:layer="layout" svg:width="6.35cm" svg:height="1.651cm" svg:x="12.43cm" svg:y="18.704cm">
          <text:p/>
        </draw:rect>
        <draw:rect draw:style-name="gr7" draw:text-style-name="P1" draw:layer="layout" svg:width="6.35cm" svg:height="1.651cm" svg:x="12.43cm" svg:y="20.905cm">
          <text:p/>
        </draw:rect>
        <draw:rect draw:style-name="gr7" draw:text-style-name="P1" draw:layer="layout" svg:width="6.35cm" svg:height="1.651cm" svg:x="12.43cm" svg:y="23.106cm">
          <text:p/>
        </draw:rect>
        <draw:frame draw:style-name="gr27" draw:text-style-name="P8" draw:layer="layout" svg:width="2.466cm" svg:height="0.725cm" svg:x="14.208cm" svg:y="1.799cm">
          <draw:text-box>
            <text:p><text:span text:style-name="T9">c_Lobes.h</text:span></text:p>
          </draw:text-box>
        </draw:frame>
        <draw:frame draw:style-name="gr28" draw:text-style-name="P8" draw:layer="layout" svg:width="2.792cm" svg:height="0.725cm" svg:x="14.208cm" svg:y="4.048cm">
          <draw:text-box>
            <text:p><text:span text:style-name="T9">c_Medulla.h</text:span></text:p>
          </draw:text-box>
        </draw:frame>
        <draw:frame draw:style-name="gr29" draw:text-style-name="P8" draw:layer="layout" svg:width="4.769cm" svg:height="0.725cm" svg:x="13.249cm" svg:y="6.244cm">
          <draw:text-box>
            <text:p><text:span text:style-name="T9">c_ShortTermMemory.h</text:span></text:p>
          </draw:text-box>
        </draw:frame>
        <draw:frame draw:style-name="gr30" draw:text-style-name="P8" draw:layer="layout" svg:width="3.372cm" svg:height="0.725cm" svg:x="14.011cm" svg:y="8.366cm">
          <draw:text-box>
            <text:p><text:span text:style-name="T9">c_Personality.h</text:span></text:p>
          </draw:text-box>
        </draw:frame>
        <draw:frame draw:style-name="gr31" draw:text-style-name="P8" draw:layer="layout" svg:width="3.106cm" svg:height="0.725cm" svg:x="14.023cm" svg:y="10.525cm">
          <draw:text-box>
            <text:p><text:span text:style-name="T9">c_Sentence.h</text:span></text:p>
          </draw:text-box>
        </draw:frame>
        <draw:frame draw:style-name="gr32" draw:text-style-name="P8" draw:layer="layout" svg:width="3.787cm" svg:height="0.725cm" svg:x="13.827cm" svg:y="12.557cm">
          <draw:text-box>
            <text:p><text:span text:style-name="T9">c_SubjectStack.h</text:span></text:p>
          </draw:text-box>
        </draw:frame>
        <draw:frame draw:style-name="gr27" draw:text-style-name="P8" draw:layer="layout" svg:width="4.697cm" svg:height="0.725cm" svg:x="13.446cm" svg:y="14.716cm">
          <draw:text-box>
            <text:p><text:span text:style-name="T9">c_LongTermMemory.h</text:span></text:p>
          </draw:text-box>
        </draw:frame>
        <draw:frame draw:style-name="gr33" draw:text-style-name="P8" draw:layer="layout" svg:width="3.194cm" svg:height="0.725cm" svg:x="14.062cm" svg:y="17.002cm">
          <draw:text-box>
            <text:p><text:span text:style-name="T9">c_Language.h</text:span></text:p>
          </draw:text-box>
        </draw:frame>
        <draw:frame draw:style-name="gr34" draw:text-style-name="P8" draw:layer="layout" svg:width="2.551cm" svg:height="0.725cm" svg:x="14.208cm" svg:y="19.198cm">
          <draw:text-box>
            <text:p><text:span text:style-name="T9">c_Cortex.h</text:span></text:p>
          </draw:text-box>
        </draw:frame>
        <draw:frame draw:style-name="gr35" draw:text-style-name="P8" draw:layer="layout" svg:width="3.478cm" svg:height="0.725cm" svg:x="13.827cm" svg:y="21.484cm">
          <draw:text-box>
            <text:p><text:span text:style-name="T9">c_Cerebellum.h</text:span></text:p>
          </draw:text-box>
        </draw:frame>
        <draw:frame draw:style-name="gr36" draw:text-style-name="P8" draw:layer="layout" svg:width="2.297cm" svg:height="0.725cm" svg:x="14.451cm" svg:y="23.606cm">
          <draw:text-box>
            <text:p><text:span text:style-name="T9">c_Brain.h</text:span></text:p>
          </draw:text-box>
        </draw:frame>
        <draw:line draw:style-name="gr37" draw:text-style-name="P1" draw:layer="layout" svg:x1="7.477cm" svg:y1="23.86cm" svg:x2="12.43cm" svg:y2="23.86cm">
          <text:p/>
        </draw:line>
        <draw:connector draw:style-name="gr38" draw:text-style-name="P1" draw:layer="layout" svg:x1="12.43cm" svg:y1="10.827cm" svg:x2="7.604cm" svg:y2="5.259cm" draw:start-shape="id1" draw:start-glue-point="3" draw:end-shape="id2" draw:end-glue-point="1" svg:d="M12430 10827h-2413v-5568h-2413">
          <text:p/>
        </draw:connector>
        <draw:connector draw:style-name="gr38" draw:text-style-name="P1" draw:layer="layout" draw:line-skew="-1.094cm" svg:x1="12.338cm" svg:y1="23.283cm" svg:x2="7.604cm" svg:y2="7.359cm" draw:end-shape="id3" draw:end-glue-point="1" svg:d="M12338 23283h-3210v-15924h-1524">
          <text:p/>
        </draw:connector>
        <draw:connector draw:style-name="gr7" draw:text-style-name="P1" xml:id="id5" draw:id="id5" draw:layer="layout" svg:x1="12.43cm" svg:y1="2.228cm" svg:x2="12.43cm" svg:y2="2.228cm" draw:start-shape="id4" draw:start-glue-point="3" draw:end-shape="id4" draw:end-glue-point="3" svg:d="M12430 2228z">
          <text:p/>
        </draw:connector>
        <draw:connector draw:style-name="gr38" draw:text-style-name="P1" draw:layer="layout" svg:x1="12.43cm" svg:y1="2.228cm" svg:x2="7.604cm" svg:y2="3.159cm" draw:start-shape="id5" draw:start-glue-point="0" draw:end-shape="id6" svg:d="M12430 2228h-2413v931h-2413">
          <text:p/>
        </draw:connector>
        <draw:frame draw:style-name="gr39" draw:text-style-name="P9" draw:layer="layout" svg:width="4.572cm" svg:height="0.887cm" svg:x="7.604cm" svg:y="23.989cm">
          <draw:text-box>
            <text:p><text:span text:style-name="T6">c_Brain Can modify data in</text:span></text:p>
            <text:p><text:span text:style-name="T6"><text:s text:c="13"/></text:span><text:span text:style-name="T6">int main() </text:span></text:p>
          </draw:text-box>
        </draw:frame>
        <draw:frame draw:style-name="gr39" draw:text-style-name="P9" draw:layer="layout" svg:width="4.572cm" svg:height="0.887cm" svg:x="2.904cm" svg:y="13.99cm">
          <draw:text-box>
            <text:p><text:span text:style-name="T6">c_Brain.h uses c2_Sentence for</text:span></text:p>
            <text:p><text:span text:style-name="T6"><text:s text:c="6"/></text:span><text:span text:style-name="T6">CommandCheck only. </text:span></text:p>
          </draw:text-box>
        </draw:frame>
        <draw:line draw:style-name="gr40" draw:text-style-name="P1" draw:layer="layout" svg:x1="7.223cm" svg:y1="14.589cm" svg:x2="9.001cm" svg:y2="14.589cm">
          <text:p/>
        </draw:line>
        <draw:frame draw:style-name="gr41" draw:text-style-name="P9" draw:layer="layout" svg:width="2.379cm" svg:height="1.778cm" svg:x="3.159cm" svg:y="9.763cm">
          <draw:text-box>
            <text:p><text:span text:style-name="T6">Available to Al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_20_unfilled" draw:display-name="Square unfilled" svg:viewBox="0 0 300 300" svg:d="M0 0h300v300h-300zM20 20h260v260h-26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Ankrom</meta:initial-creator>
    <meta:creation-date>2019-02-23T13:08:11.96</meta:creation-date>
    <dc:date>2019-02-26T07:08:46.14</dc:date>
    <dc:creator>Daniel Ankrom</dc:creator>
    <meta:editing-duration>PT3H35M53S</meta:editing-duration>
    <meta:editing-cycles>8</meta:editing-cycles>
    <meta:generator>OpenOffice/4.1.6$Win32 OpenOffice.org_project/416m1$Build-9790</meta:generator>
    <meta:printed-by>Daniel Ankrom</meta:printed-by>
    <meta:print-date>2019-02-23T14:25:46.42</meta:print-date>
    <meta:document-statistic meta:object-count="122"/>
  </office:meta>
</office:document-meta>
</file>